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f253c"/>
    </style:style>
    <style:style style:name="P2" style:family="paragraph" style:parent-style-name="Standard">
      <style:text-properties officeooo:paragraph-rsid="001f25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软考：</text:p>
      <text:p text:style-name="P1"><text:a xlink:type="simple" xlink:href="https://blog.csdn.net/qq_40804558/article/details/100504106" text:style-name="Internet_20_link" text:visited-style-name="Visited_20_Internet_20_Link">https://blog.csdn.net/qq_40804558/article/details/100504106</text:a></text:p>
      <text:p text:style-name="P1"/>
      <text:p text:style-name="P1"><text:a xlink:type="simple" xlink:href="https://blog.csdn.net/LonerPYZ/article/details/104842372?utm_medium=distribute.pc_relevant.none-task-blog-BlogCommendFromBaidu-3.control&amp;depth_1-utm_source=distribute.pc_relevant.none-task-blog-BlogCommendFromBaidu-3.control" text:style-name="Internet_20_link" text:visited-style-name="Visited_20_Internet_20_Link">https://blog.csdn.net/LonerPYZ/article/details/104842372?utm_medium=distribute.pc_relevant.none-task-blog-BlogCommendFromBaidu-3.control&amp;depth_1-utm_source=distribute.pc_relevant.none-task-blog-BlogCommendFromBaidu-3.control</text:a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9T10:52:39.134428574</meta:creation-date>
    <dc:date>2020-11-19T10:57:53.769058124</dc:date>
    <meta:editing-duration>PT28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5" meta:character-count="286" meta:non-whitespace-character-count="286"/>
  </office:meta>
</office:document-meta>
</file>